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 fo:language="en" fo:country="US"/>
    </style:style>
    <style:style style:name="P2" style:parent-style-name="Normal" style:family="paragraph">
      <style:text-properties fo:font-size="10.5pt" style:font-size-asian="10.5pt" style:font-size-complex="10.5pt" fo:language="en" fo:country="US"/>
    </style:style>
  </office:automatic-styles>
  <office:body>
    <office:text text:use-soft-page-breaks="true">
      <text:p text:style-name="P1">Major Updates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MS Mincho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MS Gothic" style:font-name-complex="Mangal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Calibri" fo:language="en" fo:country="GB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MS Gothic" style:font-name-complex="Mangal" fo:color="#2E74B5" fo:font-size="16pt" style:font-size-asian="16pt" style:font-size-complex="16pt"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harshi Bhusaal</meta:initial-creator>
    <dc:creator>Maharshi Bhusaal</dc:creator>
    <meta:creation-date>2020-04-02T05:12:00Z</meta:creation-date>
    <dc:date>2020-04-02T05:15:00Z</dc:date>
    <meta:template xlink:href="Normal.dotm" xlink:type="simple"/>
    <meta:editing-cycles>3</meta:editing-cycles>
    <meta:editing-duration>PT180S</meta:editing-duration>
    <meta:document-statistic meta:page-count="1" meta:paragraph-count="1" meta:word-count="2" meta:character-count="14" meta:row-count="1" meta:non-whitespace-character-count="13"/>
  </office:meta>
</office:document-meta>
</file>